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994f" officeooo:paragraph-rsid="0001994f"/>
    </style:style>
    <style:style style:name="P2" style:family="paragraph" style:parent-style-name="Standard">
      <style:text-properties officeooo:rsid="0001994f" officeooo:paragraph-rsid="00036eec"/>
    </style:style>
    <style:style style:name="P3" style:family="paragraph" style:parent-style-name="Standard">
      <style:text-properties officeooo:rsid="0001994f" officeooo:paragraph-rsid="0004be92"/>
    </style:style>
    <style:style style:name="P4" style:family="paragraph" style:parent-style-name="Standard">
      <style:text-properties officeooo:rsid="0001994f" officeooo:paragraph-rsid="00063d6c"/>
    </style:style>
    <style:style style:name="P5" style:family="paragraph" style:parent-style-name="Standard">
      <style:text-properties officeooo:rsid="0001994f" officeooo:paragraph-rsid="0006c3fc"/>
    </style:style>
    <style:style style:name="P6" style:family="paragraph" style:parent-style-name="Standard">
      <style:text-properties officeooo:rsid="0001994f" officeooo:paragraph-rsid="00087824"/>
    </style:style>
    <style:style style:name="P7" style:family="paragraph" style:parent-style-name="Standard">
      <style:text-properties officeooo:rsid="0001994f" officeooo:paragraph-rsid="0009f144"/>
    </style:style>
    <style:style style:name="P8" style:family="paragraph" style:parent-style-name="Standard">
      <style:text-properties officeooo:rsid="0001994f" officeooo:paragraph-rsid="000bf0ab"/>
    </style:style>
    <style:style style:name="P9" style:family="paragraph" style:parent-style-name="Standard">
      <style:text-properties officeooo:rsid="0001994f" officeooo:paragraph-rsid="0010e16d"/>
    </style:style>
    <style:style style:name="T1" style:family="text">
      <style:text-properties officeooo:rsid="00036eec"/>
    </style:style>
    <style:style style:name="T2" style:family="text">
      <style:text-properties officeooo:rsid="0004be92"/>
    </style:style>
    <style:style style:name="T3" style:family="text">
      <style:text-properties officeooo:rsid="00063d6c"/>
    </style:style>
    <style:style style:name="T4" style:family="text">
      <style:text-properties officeooo:rsid="0006c3fc"/>
    </style:style>
    <style:style style:name="T5" style:family="text">
      <style:text-properties officeooo:rsid="00087824"/>
    </style:style>
    <style:style style:name="T6" style:family="text">
      <style:text-properties officeooo:rsid="0009f144"/>
    </style:style>
    <style:style style:name="T7" style:family="text">
      <style:text-properties officeooo:rsid="000d380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ceny egzamin próbny 7.12.2018 zad 1 z czerwca 2018</text:p>
      <text:p text:style-name="P1"/>
      <text:p text:style-name="P1">1. <text:s/>M. Pląsek<text:tab/><text:tab/>4</text:p>
      <text:p text:style-name="P1">2. <text:s/>A. Nowek<text:tab/><text:tab/>2</text:p>
      <text:p text:style-name="P1">3. <text:s/>I. Boćkowski<text:tab/>5</text:p>
      <text:p text:style-name="P2">4. <text:s/><text:span text:style-name="T1">J. Frańczyk<text:tab/><text:tab/>4+</text:span></text:p>
      <text:p text:style-name="P3"><text:span text:style-name="T1">5 <text:s text:c="2"/>K. Cisowski<text:tab/>5-</text:span></text:p>
      <text:p text:style-name="P4"><text:span text:style-name="T2">6. <text:s/>K. Nawrocki<text:tab/>5-</text:span></text:p>
      <text:p text:style-name="P5"><text:span text:style-name="T3">7. <text:s/>K. Kwiecień<text:tab/>3</text:span></text:p>
      <text:p text:style-name="P6"><text:span text:style-name="T4">8. <text:s/>P. Kępa<text:tab/><text:tab/>4-</text:span></text:p>
      <text:p text:style-name="P7"><text:span text:style-name="T5">9. <text:s/>M. Stefański<text:tab/>3</text:span></text:p>
      <text:p text:style-name="P8"><text:span text:style-name="T6">10. D. Niedziela<text:tab/>5-</text:span></text:p>
      <text:p text:style-name="P9"><text:span text:style-name="T7">11. E. Ołub<text:tab/><text:tab/>3</text:span></text:p>
      <text:p text:style-name="P9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9T18:41:30.498153734</meta:creation-date>
    <dc:date>2018-12-09T19:45:10.910019148</dc:date>
    <meta:editing-duration>PT43M17S</meta:editing-duration>
    <meta:editing-cycles>11</meta:editing-cycles>
    <meta:generator>LibreOffice/6.0.3.2$Linux_X86_64 LibreOffice_project/00m0$Build-2</meta:generator>
    <meta:document-statistic meta:table-count="0" meta:image-count="0" meta:object-count="0" meta:page-count="1" meta:paragraph-count="13" meta:word-count="53" meta:character-count="239" meta:non-whitespace-character-count="182"/>
  </office:meta>
</office:document-meta>
</file>